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8pt" style:text-underline-style="none" fo:font-weight="normal" officeooo:rsid="001b2ea8" officeooo:paragraph-rsid="001b0d4d" style:font-size-asian="18pt" style:font-weight-asian="normal" style:font-size-complex="18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size="18pt" style:text-underline-style="none" fo:font-weight="normal" officeooo:rsid="001cbb66" officeooo:paragraph-rsid="001cbb66" style:font-size-asian="18pt" style:font-weight-asian="normal" style:font-size-complex="18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b0d4d" officeooo:paragraph-rsid="001b0d4d" style:font-size-asian="28pt" style:font-weight-asian="bold" style:font-size-complex="28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0d4d" officeooo:paragraph-rsid="001b0d4d" style:font-size-asian="14pt" style:font-weight-asian="bold" style:font-size-complex="16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1b0d4d" officeooo:paragraph-rsid="001b0d4d" style:font-size-asian="14pt" style:font-weight-asian="normal" style:font-size-complex="16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b0d4d" officeooo:paragraph-rsid="001b0d4d" style:font-size-asian="22pt" style:font-weight-asian="bold" style:font-size-complex="22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8pt" style:text-underline-style="none" fo:font-weight="normal" officeooo:rsid="001cbb66" officeooo:paragraph-rsid="001cbb66" style:font-size-asian="18pt" style:font-weight-asian="normal" style:font-size-complex="18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8pt" style:text-underline-style="none" fo:font-weight="bold" officeooo:rsid="001cbb66" officeooo:paragraph-rsid="001cbb66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22pt" style:text-underline-style="none" fo:font-weight="bold" officeooo:rsid="001cbb66" officeooo:paragraph-rsid="001cbb66" style:font-size-asian="22pt" style:font-weight-asian="bold" style:font-size-complex="2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22pt" style:text-underline-style="none" fo:font-weight="bold" officeooo:rsid="0021a38e" officeooo:paragraph-rsid="0021a38e" style:font-size-asian="22pt" style:font-weight-asian="bold" style:font-size-complex="22pt" style:font-weight-complex="bold"/>
    </style:style>
    <style:style style:name="T1" style:family="text">
      <style:text-properties officeooo:rsid="0021a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</text:p>
      <text:p text:style-name="P4"/>
      <text:p text:style-name="P6">Create Queries:-</text:p>
      <text:p text:style-name="P5"/>
      <text:p text:style-name="P1">CREATE DATABASE IF NOT EXISTS Task;</text:p>
      <text:p text:style-name="P1"/>
      <text:p text:style-name="P1">CREATE TABLE users(</text:p>
      <text:p text:style-name="P1"><text:s text:c="4"/>id int NOT NULL AUTO_INCREMENT PRIMARY KEY,</text:p>
      <text:p text:style-name="P1"><text:s text:c="4"/>name varchar(20) NOT NULL,</text:p>
      <text:p text:style-name="P1"><text:s text:c="4"/>email varchar(20) NOT NULL</text:p>
      <text:p text:style-name="P1">);</text:p>
      <text:p text:style-name="P1"/>
      <text:p text:style-name="P1">CREATE TABLE IF NOT EXISTS auth (</text:p>
      <text:p text:style-name="P1"><text:s text:c="4"/>id int NOT NULL AUTO_INCREMENT PRIMARY KEY,</text:p>
      <text:p text:style-name="P1"><text:s text:c="4"/>phone_no int NOT NULL,</text:p>
      <text:p text:style-name="P1"><text:s text:c="4"/>user_id int UNIQUE,</text:p>
      <text:p text:style-name="P1"><text:s text:c="4"/>FOREIGN KEY(user_id) REFERENCES users(id)</text:p>
      <text:p text:style-name="P1">);</text:p>
      <text:p text:style-name="P1"/>
      <text:p text:style-name="P1">CREATE TABLE IF NOT EXISTS posts (</text:p>
      <text:p text:style-name="P1"><text:s text:c="4"/>id int NOT NULL AUTO_INCREMENT PRIMARY KEY,</text:p>
      <text:p text:style-name="P1"><text:s text:c="4"/>post_title varchar(255),</text:p>
      <text:p text:style-name="P1"><text:s text:c="4"/>image_link varchar(255),</text:p>
      <text:p text:style-name="P1"><text:s text:c="4"/>user_id int NOT NULL,</text:p>
      <text:p text:style-name="P1"><text:s text:c="4"/>FOREIGN KEY(user_id) REFERENCES users(id)</text:p>
      <text:p text:style-name="P1">);</text:p>
      <text:p text:style-name="P1"/>
      <text:p text:style-name="P2"/>
      <text:p text:style-name="P2"/>
      <text:p text:style-name="P2"/>
      <text:p text:style-name="P9"><text:soft-page-break/>Insert Query:-</text:p>
      <text:p text:style-name="P2"/>
      <text:p text:style-name="P8">users table -</text:p>
      <text:p text:style-name="P8"/>
      <text:p text:style-name="P2">INSERT INTO users (name, email) VALUES (‘shubham’, ‘<text:a xlink:type="simple" xlink:href="mailto:shubham@gmail.com" text:style-name="Internet_20_link" text:visited-style-name="Visited_20_Internet_20_Link">shubham@gmail.com</text:a>);</text:p>
      <text:p text:style-name="P2"/>
      <text:p text:style-name="P2">INSERT INTO users (name, email) VALUES (‘patel’, ‘patel@gmail.com);</text:p>
      <text:p text:style-name="P2"/>
      <text:p text:style-name="P8">auth table -</text:p>
      <text:p text:style-name="P2"/>
      <text:p text:style-name="P2">INSERT INTO auth (phone_no, user_id) VALUES (1234567, 1);</text:p>
      <text:p text:style-name="P2"/>
      <text:p text:style-name="P2">INSERT INTO auth (phone_no, user_id) VALUES (23456, 2);</text:p>
      <text:p text:style-name="P1"/>
      <text:p text:style-name="P10">Trigger:-</text:p>
      <text:p text:style-name="P10"/>
      <text:p text:style-name="P1">CREATE TRIGGER auto_auth</text:p>
      <text:p text:style-name="P1">AFTER INSERT ON users</text:p>
      <text:p text:style-name="P1">FOR EACH ROW</text:p>
      <text:p text:style-name="P1">INSERT INTO auth (user_id) VALUES (<text:span text:style-name="T1">New.</text:span>id);</text:p>
      <text:p text:style-name="P1"/>
      <text:p text:style-name="P1">INSERT INTO users (id, name, email) VALUES (3, 'jaiki', 'jaiki@gmail.com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3:40:37.732272636</meta:creation-date>
    <dc:date>2022-07-07T16:47:49.380395895</dc:date>
    <meta:editing-duration>PT2H20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148" meta:character-count="1041" meta:non-whitespace-character-count="879"/>
  </office:meta>
</office:document-meta>
</file>